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f7c9" officeooo:paragraph-rsid="001ff7c9"/>
    </style:style>
    <style:style style:name="P2" style:family="paragraph" style:parent-style-name="Standard">
      <style:text-properties fo:language="en" fo:country="US" officeooo:rsid="001ff7c9" officeooo:paragraph-rsid="002286e6"/>
    </style:style>
    <style:style style:name="P3" style:family="paragraph" style:parent-style-name="Standard">
      <style:text-properties fo:language="en" fo:country="US" officeooo:rsid="0021a323" officeooo:paragraph-rsid="0021a323"/>
    </style:style>
    <style:style style:name="P4" style:family="paragraph" style:parent-style-name="Standard">
      <style:text-properties fo:language="en" fo:country="US" officeooo:rsid="002286e6" officeooo:paragraph-rsid="002286e6"/>
    </style:style>
    <style:style style:name="P5" style:family="paragraph" style:parent-style-name="Standard">
      <style:text-properties fo:language="en" fo:country="US" officeooo:rsid="002393dd" officeooo:paragraph-rsid="002393dd"/>
    </style:style>
    <style:style style:name="P6" style:family="paragraph" style:parent-style-name="Standard">
      <style:text-properties fo:language="en" fo:country="US" officeooo:rsid="0024ed28" officeooo:paragraph-rsid="0024ed28"/>
    </style:style>
    <style:style style:name="P7" style:family="paragraph" style:parent-style-name="Standard">
      <style:text-properties fo:language="en" fo:country="US" officeooo:rsid="00258107" officeooo:paragraph-rsid="00258107"/>
    </style:style>
    <style:style style:name="P8" style:family="paragraph" style:parent-style-name="Standard">
      <style:text-properties fo:language="en" fo:country="US" officeooo:rsid="00294077" officeooo:paragraph-rsid="00294077"/>
    </style:style>
    <style:style style:name="P9" style:family="paragraph" style:parent-style-name="Standard">
      <style:text-properties fo:language="en" fo:country="US" officeooo:rsid="0029ed34" officeooo:paragraph-rsid="0029ed34"/>
    </style:style>
    <style:style style:name="P10" style:family="paragraph" style:parent-style-name="Standard">
      <style:text-properties fo:language="en" fo:country="US" officeooo:rsid="0029ed34" officeooo:paragraph-rsid="002aef5c"/>
    </style:style>
    <style:style style:name="P11" style:family="paragraph" style:parent-style-name="Standard">
      <style:text-properties fo:language="en" fo:country="US" officeooo:rsid="002aef5c" officeooo:paragraph-rsid="002aef5c"/>
    </style:style>
    <style:style style:name="P12" style:family="paragraph" style:parent-style-name="Standard">
      <style:text-properties fo:language="en" fo:country="US" fo:font-weight="bold" officeooo:rsid="002aef5c" officeooo:paragraph-rsid="002aef5c" style:font-weight-asian="bold" style:font-weight-complex="bold"/>
    </style:style>
    <style:style style:name="P13" style:family="paragraph" style:parent-style-name="Standard">
      <style:text-properties fo:language="en" fo:country="US" fo:font-weight="normal" officeooo:rsid="002b9e3f" officeooo:paragraph-rsid="002b9e3f" style:font-weight-asian="normal" style:font-weight-complex="normal"/>
    </style:style>
    <style:style style:name="T1" style:family="text">
      <style:text-properties officeooo:rsid="002286e6"/>
    </style:style>
    <style:style style:name="T2" style:family="text">
      <style:text-properties officeooo:rsid="0024ed28"/>
    </style:style>
    <style:style style:name="T3" style:family="text">
      <style:text-properties officeooo:rsid="00278002"/>
    </style:style>
    <style:style style:name="T4" style:family="text">
      <style:text-properties officeooo:rsid="0027961f"/>
    </style:style>
    <style:style style:name="T5" style:family="text">
      <style:text-properties officeooo:rsid="002aef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</text:p>
      <text:p text:style-name="P2"><text:s/>“The man saw the woman with a telescope“</text:p>
      <text:p text:style-name="P1"/>
      <text:p text:style-name="P1">Using a telescope, the man saw the woman</text:p>
      <text:p text:style-name="P1">the man saw the woman who was holding a telescope.</text:p>
      <text:p text:style-name="P1"/>
      <text:p text:style-name="P1"/>
      <text:p text:style-name="P1">2)</text:p>
      <text:p text:style-name="P1">(a) Sisters reunited after ten years in checkout line at Safeway.</text:p>
      <text:p text:style-name="P1">Sisters reunited in checkout line at Safeway after ten years apart. </text:p>
      <text:p text:style-name="P1"/>
      <text:p text:style-name="P1">(b) Large hole appears in High Street. City authorities are looking into it.</text:p>
      <text:p text:style-name="P3">Large hole appears in High Street. City authorities address the problem.</text:p>
      <text:p text:style-name="P1"/>
      <text:p text:style-name="P2">(c) <text:span text:style-name="T1">Mayor says bus passengers should be belted</text:span></text:p>
      <text:p text:style-name="P4">Mayor says bus passengers should wear seat belts</text:p>
      <text:p text:style-name="P4">Mayer urges seat belts for bus passengers</text:p>
      <text:p text:style-name="P4"/>
      <text:p text:style-name="P4"/>
      <text:p text:style-name="P4">3)</text:p>
      <text:p text:style-name="P4">“No head injury is too trivial to ignore”</text:p>
      <text:p text:style-name="P4"/>
      <text:p text:style-name="P5">no had injury is so trivial that it should be ignored</text:p>
      <text:p text:style-name="P5"/>
      <text:p text:style-name="P5"/>
      <text:p text:style-name="P5">4) </text:p>
      <text:p text:style-name="P5">“In case of fire, do not use elevator”</text:p>
      <text:p text:style-name="P6">In case of fire, do not use elevators</text:p>
      <text:p text:style-name="P6">in case of fire, do not use the elevator</text:p>
      <text:p text:style-name="P5"/>
      <text:p text:style-name="P5"/>
      <text:p text:style-name="P6">5)</text:p>
      <text:p text:style-name="P6">“This page intentionally left blank”</text:p>
      <text:p text:style-name="P7">Strictly speaking, the statement is not true, because the page is not blank.<text:span text:style-name="T2"><text:line-break/></text:span>The purpose of the statement is to inform the reader that the page is intentionally left empty and that no content is missing.</text:p>
      <text:p text:style-name="P7">This page is intentionally left without content. </text:p>
      <text:p text:style-name="P7">Or: This page is intentionally left otherwise blank.</text:p>
      <text:p text:style-name="P7"/>
      <text:p text:style-name="P7"/>
      <text:p text:style-name="P7">6)</text:p>
      <text:p text:style-name="P7"/>
      <text:p text:style-name="P7"/>
      <text:p text:style-name="P7">7)</text:p>
      <text:p text:style-name="P7">Comment on the sentence “The temperature is hot today”</text:p>
      <text:p text:style-name="P7">Strictly speaking “hot” <text:span text:style-name="T3">refers to </text:span><text:span text:style-name="T4">physical objects or weather conditions</text:span>. <text:span text:style-name="T3">However, temperature</text:span> cannot be “hot” because it is a measurement. The purpose of the statement is <text:span text:style-name="T4">to convey</text:span><text:span text:style-name="T3"> that the weather is very warm today</text:span>. <text:span text:style-name="T3">Therefore, the more precise formulation would be</text:span>: “The temperature is high today.”</text:p>
      <text:p text:style-name="P7"/>
      <text:p text:style-name="P7"/>
      <text:p text:style-name="P7"/>
      <text:p text:style-name="P8"><text:soft-page-break/>8)</text:p>
      <text:p text:style-name="P9">Every Product of multiple prims is dividable by the multiplyed primes and all combinations of theire produkts. </text:p>
      <text:p text:style-name="P9">Ex: 2 * 3 = 6 <text:s/>and <text:s/>6 /2 = 3 | 6 / 3 = 2 =&gt; no prime</text:p>
      <text:p text:style-name="P9">2 * 3 * 5 = 30 and 30/2 = 15 = 3 * 5 | 30/3 = 10 = 5 * 2 | 30/5 = 6 = 2 * 3 =&gt; No Prime</text:p>
      <text:p text:style-name="P9"/>
      <text:p text:style-name="P9">If you add 1: what happens?</text:p>
      <text:p text:style-name="P9">P = p_1* p_2 * … * p_n <text:s/>=&gt; only if P &gt; 2</text:p>
      <text:p text:style-name="P9"/>
      <text:p text:style-name="P9">N = P + 1</text:p>
      <text:p text:style-name="P10">If you divide N by one prime, it will always have rest 1.</text:p>
      <text:p text:style-name="P10"/>
      <text:p text:style-name="P10"><text:span text:style-name="T5">Ex: N = (p_1* p_2) +1 = (2 * 3) +1= 7 <text:s text:c="2"/>but not clean dividable by p_1 or p_2. <text:line-break/>N/p_1 = 7/2 = 3 R 1 | N/p_2 = 7/2 = 3 R 1</text:span></text:p>
      <text:p text:style-name="P11"/>
      <text:p text:style-name="P11">If N = (p_1* p_2 * … * p_n) +1 </text:p>
      <text:p text:style-name="P11">its not possible that an p_i can divide N.</text:p>
      <text:p text:style-name="P11"/>
      <text:p text:style-name="P11"/>
      <text:p text:style-name="P11">If you ad 1:</text:p>
      <text:p text:style-name="P11">you destroy the diviability of dividing by all known prims.</text:p>
      <text:p text:style-name="P11"/>
      <text:p text:style-name="P11">But:</text:p>
      <text:p text:style-name="P11">It only means this primes don’t divide.</text:p>
      <text:p text:style-name="P11"/>
      <text:p text:style-name="P12">It does **not** mean, that N it self is a prime number !!</text:p>
      <text:p text:style-name="P12"/>
      <text:p text:style-name="P12"/>
      <text:p text:style-name="P13">Proof: </text:p>
      <text:p text:style-name="P13">Consider: n = 6</text:p>
      <text:p text:style-name="P13"/>
      <text:p text:style-name="P13">(2 * 3 * 5 * 7 * 11 * 13) +1 = 30031 =&gt; no prime</text:p>
      <text:p text:style-name="P10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10:10:14.701702998</meta:creation-date>
    <dc:date>2026-03-02T13:00:51.961997363</dc:date>
    <meta:editing-duration>PT9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7" meta:word-count="479" meta:character-count="2286" meta:non-whitespace-character-count="1841"/>
  </office:meta>
</office:document-meta>
</file>